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adrão-notes">
      <style:graphic-properties draw:fill-color="#ffffff" draw:auto-grow-height="true" fo:min-height="13.365cm"/>
    </style:style>
    <style:style style:name="pr2" style:family="presentation" style:parent-style-name="Padrão-notes">
      <style:graphic-properties draw:fill-color="#ffffff" fo:min-height="13.11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Padrão">
        <draw:frame draw:style-name="gr1" draw:text-style-name="P1" draw:layer="layout" svg:width="27.172cm" svg:height="12.077cm" svg:x="0.328cm" svg:y="4cm">
          <draw:image xlink:href="../Printscreen/index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>
        <draw:frame draw:style-name="gr1" draw:text-style-name="P1" draw:layer="layout" svg:width="27cm" svg:height="12.5cm" svg:x="0.5cm" svg:y="3cm">
          <draw:image xlink:href="../Printscreen/inicial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>
        <draw:frame draw:style-name="gr1" draw:text-style-name="P1" draw:layer="layout" svg:width="27.225cm" svg:height="13cm" svg:x="0.5cm" svg:y="3.5cm">
          <draw:image xlink:href="../Printscreen/instituicao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>
        <draw:frame draw:style-name="gr1" draw:text-style-name="P1" draw:layer="layout" svg:width="26.5cm" svg:height="17cm" svg:x="1cm" svg:y="2cm">
          <draw:image xlink:href="../Printscreen/novainstituicao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>
        <draw:frame draw:style-name="gr1" draw:text-style-name="P1" draw:layer="layout" svg:width="27.225cm" svg:height="7.937cm" svg:x="0.5cm" svg:y="5.063cm">
          <draw:image xlink:href="../Printscreen/excluir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>
        <draw:frame draw:style-name="gr1" draw:text-style-name="P1" draw:layer="layout" svg:width="27cm" svg:height="11.5cm" svg:x="0.5cm" svg:y="4cm">
          <draw:image xlink:href="../Printscreen/usuario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>
        <draw:frame draw:style-name="gr1" draw:text-style-name="P1" draw:layer="layout" svg:width="27.225cm" svg:height="17.541cm" svg:x="0.275cm" svg:y="1.5cm">
          <draw:image xlink:href="../Printscreen/editarusuario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>
        <draw:frame draw:style-name="gr1" draw:text-style-name="P1" draw:layer="layout" svg:width="27.225cm" svg:height="7.937cm" svg:x="0.275cm" svg:y="4cm">
          <draw:image xlink:href="../Printscreen/excluir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>
        <draw:frame draw:style-name="gr1" draw:text-style-name="P1" draw:layer="layout" svg:width="27.225cm" svg:height="9.577cm" svg:x="0.5cm" svg:y="3.423cm">
          <draw:image xlink:href="../Printscreen/bem_patrimonial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>
        <draw:frame draw:style-name="gr1" draw:text-style-name="P1" draw:layer="layout" svg:width="27.225cm" svg:height="7.937cm" svg:x="0.375cm" svg:y="4.063cm">
          <draw:image xlink:href="../Printscreen/excluir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>
        <draw:frame draw:style-name="gr1" draw:text-style-name="P1" draw:layer="layout" svg:width="27.225cm" svg:height="9.524cm" svg:x="0.5cm" svg:y="3.476cm">
          <draw:image xlink:href="../Printscreen/autori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>
        <draw:frame draw:style-name="gr1" draw:text-style-name="P1" draw:layer="layout" svg:width="27.225cm" svg:height="9.683cm" svg:x="0.575cm" svg:y="4cm">
          <draw:image xlink:href="../Printscreen/editarautori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>
        <draw:frame draw:style-name="gr1" draw:text-style-name="P1" draw:layer="layout" svg:width="27.225cm" svg:height="7.937cm" svg:x="0.4cm" svg:y="4.063cm">
          <draw:image xlink:href="../Printscreen/excluir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>
        <draw:frame draw:style-name="gr1" draw:text-style-name="P1" draw:layer="layout" svg:width="27.225cm" svg:height="9.524cm" svg:x="0.5cm" svg:y="4.376cm">
          <draw:image xlink:href="../Printscreen/descritor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>
        <draw:frame draw:style-name="gr1" draw:text-style-name="P1" draw:layer="layout" svg:width="27.225cm" svg:height="7.937cm" svg:x="0.375cm" svg:y="4.563cm">
          <draw:image xlink:href="../Printscreen/editardescritor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>
        <draw:frame draw:style-name="gr1" draw:text-style-name="P1" draw:layer="layout" svg:width="27.225cm" svg:height="7.937cm" svg:x="0.5cm" svg:y="4.5cm">
          <draw:image xlink:href="../Printscreen/excluir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>
        <draw:frame draw:style-name="gr1" draw:text-style-name="P1" draw:layer="layout" svg:width="27.225cm" svg:height="9.709cm" svg:x="0.5cm" svg:y="4.291cm">
          <draw:image xlink:href="../Printscreen/sair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lgribeiro </meta:initial-creator>
    <meta:creation-date>2010-05-12T03:29:47.21</meta:creation-date>
    <meta:editing-duration>PT00H03M42S</meta:editing-duration>
    <meta:editing-cycles>2</meta:editing-cycles>
    <dc:date>2010-05-12T03:48:56.92</dc:date>
    <dc:creator>lgribeiro </dc:creator>
    <meta:document-statistic meta:object-count="72"/>
    <meta:generator>BrOffice.org/3.2$Win32 OpenOffice.org_project/320m12$Build-9483</meta:generator>
  </office:meta>
</office:document-meta>
</file>